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KaTeX Main" svg:font-family="'KaTeX Main'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 Sans" svg:font-family="'Open Sans', serif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automatic-styles>
    <style:style style:name="P1" style:family="paragraph" style:parent-style-name="Heading_20_1">
      <style:text-properties fo:font-variant="normal" fo:text-transform="none" fo:color="#000000" loext:opacity="100%" style:font-name="Open Sans" fo:font-size="14.3999996185303pt" fo:letter-spacing="normal" fo:font-style="normal" fo:font-weight="bold"/>
    </style:style>
    <style:style style:name="P2" style:family="paragraph" style:parent-style-name="Heading_20_2">
      <style:text-properties fo:font-variant="normal" fo:text-transform="none" fo:color="#000000" loext:opacity="100%" style:font-name="Open Sans" fo:font-size="14.3999996185303pt" fo:letter-spacing="normal" fo:font-style="normal" fo:font-weight="bold"/>
    </style:style>
    <style:style style:name="P3" style:family="paragraph" style:parent-style-name="Heading_20_3">
      <style:paragraph-properties fo:margin-left="0cm" fo:margin-right="0cm" fo:margin-top="0.508cm" fo:margin-bottom="0.169cm" style:contextual-spacing="false" style:line-height-at-least="0.593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10.8000001907349pt" fo:letter-spacing="normal" fo:font-style="normal" fo:font-weight="bold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8.39999961853027pt" fo:letter-spacing="normal" fo:font-style="normal" fo:font-weight="normal" fo:background-color="#24262c" loext:padding="0cm" loext:border="none"/>
    </style:style>
    <style:style style:name="P6" style:family="paragraph" style:parent-style-name="Preformatted_20_Text">
      <loext:graphic-properties draw:fill="solid" draw:fill-color="#24262c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24262c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bold" fo:background-color="#24262c" loext:padding="0cm" loext:border="none"/>
    </style:style>
    <style:style style:name="P7" style:family="paragraph" style:parent-style-name="Preformatted_20_Text">
      <loext:graphic-properties draw:fill="solid" draw:fill-color="#24262c" draw:opacity="100%"/>
      <style:paragraph-properties fo:margin-top="0cm" fo:margin-bottom="0cm" style:contextual-spacing="false" fo:text-align="start" style:justify-single-word="false" fo:orphans="2" fo:widows="2" fo:background-color="#24262c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bold" fo:background-color="#24262c" loext:padding="0cm" loext:border="none"/>
    </style:style>
    <style:style style:name="P8" style:family="paragraph" style:parent-style-name="Standard">
      <style:text-properties fo:color="#000000" loext:opacity="100%"/>
    </style:style>
    <style:style style:name="P9" style:family="paragraph" style:parent-style-name="Text_20_body">
      <style:text-properties fo:color="#d7d7d7" loext:opacity="100%"/>
    </style:style>
    <style:style style:name="P10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</style:style>
    <style:style style:name="P12" style:family="paragraph" style:parent-style-name="Text_20_body" style:list-style-name="L1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normal"/>
    </style:style>
    <style:style style:name="P13" style:family="paragraph" style:parent-style-name="Text_20_body" style:list-style-name="L1">
      <style:paragraph-properties fo:margin-left="0.593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normal"/>
    </style:style>
    <style:style style:name="P14" style:family="paragraph" style:parent-style-name="Text_20_body" style:list-style-name="L1">
      <style:paragraph-properties fo:margin-left="0.296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normal"/>
    </style:style>
    <style:style style:name="P15" style:family="paragraph" style:parent-style-name="Text_20_body" style:list-style-name="L2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normal" fo:background-color="#1d1e23" loext:padding="0cm" loext:border="none"/>
    </style:style>
    <style:style style:name="P16" style:family="paragraph" style:parent-style-name="Text_20_body" style:list-style-name="L2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KaTeX Main" fo:font-size="8.39999961853027pt" fo:letter-spacing="normal" fo:font-style="normal" fo:font-weight="normal" fo:background-color="#1d1e23" loext:padding="0cm" loext:border="none"/>
    </style:style>
    <style:style style:name="T1" style:family="text">
      <style:text-properties loext:padding="0cm" loext:border="none"/>
    </style:style>
    <style:style style:name="T2" style:family="text">
      <style:text-properties fo:font-style="italic"/>
    </style:style>
    <style:style style:name="T3" style:family="text">
      <style:text-properties fo:font-style="italic" loext:padding="0cm" loext:border="none"/>
    </style:style>
    <style:style style:name="T4" style:family="text">
      <style:text-properties style:font-name="KaTeX Main"/>
    </style:style>
    <style:style style:name="T5" style:family="text">
      <style:text-properties style:font-name="KaTeX Main" loext:padding="0cm" loext:border="none"/>
    </style:style>
    <style:style style:name="T6" style:family="text">
      <style:text-properties style:font-name="inherit"/>
    </style:style>
    <style:style style:name="T7" style:family="text">
      <style:text-properties style:font-name="inherit" fo:font-style="italic"/>
    </style:style>
    <style:style style:name="T8" style:family="text">
      <style:text-properties style:font-name="inherit" fo:font-style="italic" loext:padding="0cm" loext:border="none"/>
    </style:style>
    <style:style style:name="T9" style:family="text"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T10" style:family="text">
      <style:text-properties fo:font-variant="normal" fo:text-transform="none" fo:color="#000000" loext:opacity="100%" style:font-name="inherit" fo:font-size="8.39999961853027pt" fo:letter-spacing="normal" fo:font-style="normal" fo:font-weight="bold" loext:padding="0cm" loext:border="none"/>
    </style:style>
    <style:style style:name="T11" style:family="text">
      <style:text-properties fo:font-variant="normal" fo:text-transform="none" fo:color="#000000" loext:opacity="100%" style:font-name="inherit" fo:font-size="8.39999961853027pt" fo:letter-spacing="normal" fo:font-style="normal" fo:font-weight="normal" loext:padding="0cm" loext:border="none"/>
    </style:style>
    <style:style style:name="T12" style:family="text">
      <style:text-properties fo:font-variant="normal" fo:text-transform="none" fo:color="#000000" loext:opacity="100%" style:font-name="inherit" fo:font-size="8.39999961853027pt" fo:letter-spacing="normal" fo:font-style="italic" fo:font-weight="normal" loext:padding="0cm" loext:border="none"/>
    </style:style>
    <style:style style:name="T13" style:family="text">
      <style:text-properties fo:font-variant="normal" fo:text-transform="none" fo:color="#000000" loext:opacity="100%" style:font-name="KaTeX Main" fo:font-size="8.39999961853027pt" fo:letter-spacing="normal" fo:font-style="normal" fo:font-weight="normal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emove Bad elements</text:h>
      <text:h text:style-name="P2" text:outline-level="2">Problem</text:h>
      <text:p text:style-name="P4">Chef has an array <draw:frame draw:style-name="fr1" draw:name="Quadro1" text:anchor-type="char" svg:width="0.041cm" draw:z-index="0"><draw:text-box fo:min-height="0.041cm"><text:p text:style-name="P9">�</text:p></draw:text-box></draw:frame><text:span text:style-name="T8">A</text:span> of length <draw:frame draw:style-name="fr1" draw:name="Quadro2" text:anchor-type="char" svg:width="0.041cm" draw:z-index="1"><draw:text-box fo:min-height="0.041cm"><text:p text:style-name="P9">�</text:p></draw:text-box></draw:frame><text:span text:style-name="T8">N</text:span>.</text:p>
      <text:p text:style-name="P10"><text:span text:style-name="T9">In one operation, Chef can remove </text:span><text:span text:style-name="Strong_20_Emphasis"><text:span text:style-name="T10">any one</text:span></text:span><text:span text:style-name="T9"> element from the array.</text:span></text:p>
      <text:p text:style-name="P10"><text:span text:style-name="T9">Determine the </text:span><text:span text:style-name="Strong_20_Emphasis"><text:span text:style-name="T10">minimum</text:span></text:span><text:span text:style-name="T9"> number of operations required to make all the elements </text:span><text:span text:style-name="Strong_20_Emphasis"><text:span text:style-name="T10">same</text:span></text:span><text:span text:style-name="T9">.</text:span></text:p>
      <text:h text:style-name="P3" text:outline-level="3">Input Format</text:h>
      <text:list xml:id="list837636104" text:style-name="L1">
        <text:list-item>
          <text:p text:style-name="P12">The first line of input will contain a single integer <draw:frame draw:style-name="fr1" draw:name="Quadro3" text:anchor-type="char" svg:width="0.041cm" draw:z-index="2"><draw:text-box fo:min-height="0.041cm"><text:p text:style-name="P9">�</text:p></draw:text-box></draw:frame><text:span text:style-name="T3">T</text:span>, denoting the number of test cases.</text:p>
        </text:list-item>
        <text:list-item>
          <text:p text:style-name="P14">Each test case consists of multiple lines of input.</text:p>
          <text:list>
            <text:list-item>
              <text:p text:style-name="P13">The first line of each test case contains a single integer <draw:frame draw:style-name="fr1" draw:name="Quadro4" text:anchor-type="char" svg:width="0.041cm" draw:z-index="3"><draw:text-box fo:min-height="0.041cm"><text:p text:style-name="P9">�</text:p></draw:text-box></draw:frame><text:span text:style-name="T3">N</text:span> —the length of Array <draw:frame draw:style-name="fr1" draw:name="Quadro5" text:anchor-type="char" svg:width="0.041cm" draw:z-index="4"><draw:text-box fo:min-height="0.041cm"><text:p text:style-name="P9">�</text:p></draw:text-box></draw:frame><text:span text:style-name="T3">A</text:span>.</text:p>
            </text:list-item>
            <text:list-item>
              <text:p text:style-name="P13">Next line contains <draw:frame draw:style-name="fr1" draw:name="Quadro6" text:anchor-type="char" svg:width="0.041cm" draw:z-index="5"><draw:text-box fo:min-height="0.041cm"><text:p text:style-name="P9">�</text:p></draw:text-box></draw:frame><text:span text:style-name="T3">N</text:span> space-separated integers <draw:frame draw:style-name="fr1" draw:name="Quadro7" text:anchor-type="char" svg:width="0.041cm" draw:z-index="6"><draw:text-box fo:min-height="0.041cm"><text:p text:style-name="P9">�1,�2,�3,…,��</text:p></draw:text-box></draw:frame><text:span text:style-name="T3">A</text:span><text:span text:style-name="T1">1</text:span><text:span text:style-name="T5">​,</text:span><text:span text:style-name="T3">A</text:span><text:span text:style-name="T1">2</text:span><text:span text:style-name="T5">​,</text:span><text:span text:style-name="T3">A</text:span><text:span text:style-name="T1">3</text:span><text:span text:style-name="T5">​,…,</text:span><text:span text:style-name="T3">AN</text:span><text:span text:style-name="T5">​</text:span> - denoting the array <draw:frame draw:style-name="fr1" draw:name="Quadro8" text:anchor-type="char" svg:width="0.041cm" draw:z-index="7"><draw:text-box fo:min-height="0.041cm"><text:p text:style-name="P9">�</text:p></draw:text-box></draw:frame><text:span text:style-name="T3">A</text:span>.</text:p>
            </text:list-item>
          </text:list>
        </text:list-item>
      </text:list>
      <text:h text:style-name="P3" text:outline-level="3">Output Format</text:h>
      <text:p text:style-name="P10"><text:span text:style-name="T9">For each test case, output the </text:span><text:span text:style-name="Strong_20_Emphasis"><text:span text:style-name="T10">minimum</text:span></text:span><text:span text:style-name="T9"> number of operations required to make all the elements same.</text:span></text:p>
      <text:h text:style-name="P3" text:outline-level="3">Constraints</text:h>
      <text:list xml:id="list1904533306" text:style-name="L2">
        <text:list-item>
          <text:p text:style-name="P16"><draw:frame draw:style-name="fr1" draw:name="Quadro9" text:anchor-type="char" svg:width="0.041cm" draw:z-index="8"><draw:text-box fo:min-height="0.041cm"><text:p text:style-name="P9">1≤�≤4000</text:p></draw:text-box></draw:frame>1≤<text:span text:style-name="T7">T</text:span>≤4000</text:p>
        </text:list-item>
        <text:list-item>
          <text:p text:style-name="P16"><draw:frame draw:style-name="fr1" draw:name="Quadro10" text:anchor-type="char" svg:width="0.041cm" draw:z-index="9"><draw:text-box fo:min-height="0.041cm"><text:p text:style-name="P9">1≤�≤105</text:p></draw:text-box></draw:frame>1≤<text:span text:style-name="T7">N</text:span>≤10<text:span text:style-name="T6">5</text:span></text:p>
        </text:list-item>
        <text:list-item>
          <text:p text:style-name="P16"><draw:frame draw:style-name="fr1" draw:name="Quadro11" text:anchor-type="char" svg:width="0.041cm" draw:z-index="10"><draw:text-box fo:min-height="0.041cm"><text:p text:style-name="P9">1≤��≤�</text:p></draw:text-box></draw:frame>1≤<text:span text:style-name="T7">Ai</text:span>​≤<text:span text:style-name="T7">N</text:span></text:p>
        </text:list-item>
        <text:list-item>
          <text:p text:style-name="P15">Sum of <draw:frame draw:style-name="fr1" draw:name="Quadro12" text:anchor-type="char" svg:width="0.041cm" draw:z-index="11"><draw:text-box fo:min-height="0.041cm"><text:p text:style-name="P9">�</text:p></draw:text-box></draw:frame><text:span text:style-name="T2">N</text:span> over all test cases do not exceed <draw:frame draw:style-name="fr1" draw:name="Quadro13" text:anchor-type="char" svg:width="0.041cm" draw:z-index="12"><draw:text-box fo:min-height="0.041cm"><text:p text:style-name="P9">3⋅105</text:p></draw:text-box></draw:frame><text:span text:style-name="T4">3⋅10</text:span>5</text:p>
        </text:list-item>
      </text:list>
      <text:h text:style-name="P3" text:outline-level="3">Sample 1:</text:h>
      <text:p text:style-name="P5">Input</text:p>
      <text:p text:style-name="P5">Output</text:p>
      <text:p text:style-name="P6">4</text:p>
      <text:p text:style-name="P7">3</text:p>
      <text:p text:style-name="P7">3 3 3</text:p>
      <text:p text:style-name="P7">6</text:p>
      <text:p text:style-name="P7">1 3 2 1 2 2</text:p>
      <text:p text:style-name="P7">4</text:p>
      <text:p text:style-name="P7">1 2 1 2</text:p>
      <text:p text:style-name="P7">5</text:p>
      <text:p text:style-name="P7">1 3 2 4 5</text:p>
      <text:p text:style-name="P6">0</text:p>
      <text:p text:style-name="P7">3</text:p>
      <text:p text:style-name="P7">2</text:p>
      <text:p text:style-name="P7">4</text:p>
      <text:h text:style-name="P3" text:outline-level="3">Explanation:</text:h>
      <text:p text:style-name="P11"><text:span text:style-name="Strong_20_Emphasis"><text:span text:style-name="T10">Test case </text:span></text:span><draw:frame draw:style-name="fr1" draw:name="Quadro14" text:anchor-type="char" svg:width="0.041cm" draw:z-index="13"><draw:text-box fo:min-height="0.041cm"><text:p text:style-name="P9">1</text:p></draw:text-box></draw:frame><text:span text:style-name="Strong_20_Emphasis"><text:span text:style-name="T13">1</text:span></text:span><text:span text:style-name="Strong_20_Emphasis"><text:span text:style-name="T10">:</text:span></text:span><text:span text:style-name="T9"> All the elements are already same. Thus we need to perform zero operations.</text:span></text:p>
      <text:p text:style-name="P11"><text:span text:style-name="Strong_20_Emphasis"><text:span text:style-name="T10">Test case </text:span></text:span><draw:frame draw:style-name="fr1" draw:name="Quadro15" text:anchor-type="char" svg:width="0.041cm" draw:z-index="14"><draw:text-box fo:min-height="0.041cm"><text:p text:style-name="P9">2</text:p></draw:text-box></draw:frame><text:span text:style-name="Strong_20_Emphasis"><text:span text:style-name="T13">2</text:span></text:span><text:span text:style-name="Strong_20_Emphasis"><text:span text:style-name="T10">:</text:span></text:span><text:span text:style-name="T9"> We remove the elements </text:span><draw:frame draw:style-name="fr1" draw:name="Quadro16" text:anchor-type="char" svg:width="0.041cm" draw:z-index="15"><draw:text-box fo:min-height="0.041cm"><text:p text:style-name="P9">�1,�2,</text:p></draw:text-box></draw:frame><text:span text:style-name="T12">A</text:span><text:span text:style-name="T11">1</text:span><text:span text:style-name="T13">​,</text:span><text:span text:style-name="T12">A</text:span><text:span text:style-name="T11">2</text:span><text:span text:style-name="T13">​,</text:span><text:span text:style-name="T9"> and </text:span><draw:frame draw:style-name="fr1" draw:name="Quadro17" text:anchor-type="char" svg:width="0.041cm" draw:z-index="16"><draw:text-box fo:min-height="0.041cm"><text:p text:style-name="P9">�4</text:p></draw:text-box></draw:frame><text:span text:style-name="T12">A</text:span><text:span text:style-name="T11">4</text:span><text:span text:style-name="T13">​</text:span><text:span text:style-name="T9"> using three operations. The array becomes </text:span><draw:frame draw:style-name="fr1" draw:name="Quadro18" text:anchor-type="char" svg:width="0.041cm" draw:z-index="17"><draw:text-box fo:min-height="0.041cm"><text:p text:style-name="P9">[2,2,2]</text:p></draw:text-box></draw:frame><text:span text:style-name="T13">[2,2,2]</text:span><text:span text:style-name="T9"> where all elements are same.</text:span></text:p>
      <text:p text:style-name="P11"><text:span text:style-name="Strong_20_Emphasis"><text:span text:style-name="T10">Test case </text:span></text:span><draw:frame draw:style-name="fr1" draw:name="Quadro19" text:anchor-type="char" svg:width="0.041cm" draw:z-index="18"><draw:text-box fo:min-height="0.041cm"><text:p text:style-name="P9">3</text:p></draw:text-box></draw:frame><text:span text:style-name="Strong_20_Emphasis"><text:span text:style-name="T13">3</text:span></text:span><text:span text:style-name="Strong_20_Emphasis"><text:span text:style-name="T10">:</text:span></text:span><text:span text:style-name="T9"> We remove the elements </text:span><draw:frame draw:style-name="fr1" draw:name="Quadro20" text:anchor-type="char" svg:width="0.041cm" draw:z-index="19"><draw:text-box fo:min-height="0.041cm"><text:p text:style-name="P9">�1</text:p></draw:text-box></draw:frame><text:span text:style-name="T12">A</text:span><text:span text:style-name="T11">1</text:span><text:span text:style-name="T13">​</text:span><text:span text:style-name="T9"> and </text:span><draw:frame draw:style-name="fr1" draw:name="Quadro21" text:anchor-type="char" svg:width="0.041cm" draw:z-index="20"><draw:text-box fo:min-height="0.041cm"><text:p text:style-name="P9">�3</text:p></draw:text-box></draw:frame><text:span text:style-name="T12">A</text:span><text:span text:style-name="T11">3</text:span><text:span text:style-name="T13">​</text:span><text:span text:style-name="T9"> using two operations. The array becomes </text:span><draw:frame draw:style-name="fr1" draw:name="Quadro22" text:anchor-type="char" svg:width="0.041cm" draw:z-index="21"><draw:text-box fo:min-height="0.041cm"><text:p text:style-name="P9">[2,2]</text:p></draw:text-box></draw:frame><text:span text:style-name="T13">[2,2]</text:span><text:span text:style-name="T9"> where all elements are same.</text:span></text:p>
      <text:p text:style-name="P11"><text:span text:style-name="Strong_20_Emphasis"><text:span text:style-name="T10">Test case </text:span></text:span><draw:frame draw:style-name="fr1" draw:name="Quadro23" text:anchor-type="char" svg:width="0.041cm" draw:z-index="22"><draw:text-box fo:min-height="0.041cm"><text:p text:style-name="P9">4</text:p></draw:text-box></draw:frame><text:span text:style-name="Strong_20_Emphasis"><text:span text:style-name="T13">4</text:span></text:span><text:span text:style-name="Strong_20_Emphasis"><text:span text:style-name="T10">:</text:span></text:span><text:span text:style-name="T9"> We remove the elements </text:span><draw:frame draw:style-name="fr1" draw:name="Quadro24" text:anchor-type="char" svg:width="0.041cm" draw:z-index="23"><draw:text-box fo:min-height="0.041cm"><text:p text:style-name="P9">�1,�2,�3,</text:p></draw:text-box></draw:frame><text:span text:style-name="T12">A</text:span><text:span text:style-name="T11">1</text:span><text:span text:style-name="T13">​,</text:span><text:span text:style-name="T12">A</text:span><text:span text:style-name="T11">2</text:span><text:span text:style-name="T13">​,</text:span><text:span text:style-name="T12">A</text:span><text:span text:style-name="T11">3</text:span><text:span text:style-name="T13">​,</text:span><text:span text:style-name="T9"> and </text:span><draw:frame draw:style-name="fr1" draw:name="Quadro25" text:anchor-type="char" svg:width="0.041cm" draw:z-index="24"><draw:text-box fo:min-height="0.041cm"><text:p text:style-name="P9">�4</text:p></draw:text-box></draw:frame><text:span text:style-name="T12">A</text:span><text:span text:style-name="T11">4</text:span><text:span text:style-name="T13">​</text:span><text:span text:style-name="T9"> using four operations. The array becomes </text:span><draw:frame draw:style-name="fr1" draw:name="Quadro26" text:anchor-type="char" svg:width="0.041cm" draw:z-index="25"><draw:text-box fo:min-height="0.041cm"><text:p text:style-name="P9">[5]</text:p></draw:text-box></draw:frame><text:span text:style-name="T13">[5]</text:span><text:span text:style-name="T9">.</text:span>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KaTeX Main" svg:font-family="'KaTeX Main'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 Sans" svg:font-family="'Open Sans', serif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03T10:22:52.723000000</dc:date>
    <meta:editing-duration>PT29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64" meta:word-count="229" meta:character-count="1336" meta:non-whitespace-character-count="896"/>
  </office:meta>
</office:document-meta>
</file>